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4.106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margin-top="0.5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uter Language Process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dding Polymorphic types to Amy</text:p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>Elsa Weber &amp; Sébastien Fulpiu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1.576cm" svg:x="1.4cm" svg:y="1.154cm" presentation:class="title" presentation:user-transformed="true">
          <draw:text-box>
            <text:p><text:span text:style-name="T2">Basic overview of polymorphic typ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In the List library of Amy, what is defined is actually a </text:span><text:span text:style-name="T3">List of Int only</text:span></text:p>
              </text:list-item>
              <text:list-item>
                <text:p text:style-name="P1"><text:span text:style-name="T3">With polymorphic types, we could define </text:span><text:span text:style-name="T4">List[A]</text:span><text:span text:style-name="T5">, with </text:span><text:span text:style-name="T5">A being a parametric type</text:span></text:p>
              </text:list-item>
              <text:list-item>
                <text:p text:style-name="P1"><text:span text:style-name="T3">And then use </text:span><text:span text:style-name="T4">List[Int]</text:span><text:span text:style-name="T3">, </text:span><text:span text:style-name="T4">List[String]</text:span><text:span text:style-name="T3">, etc</text:span></text:p>
              </text:list-item>
              <text:list-item>
                <text:p text:style-name="P1"><text:span text:style-name="T3">We can also use function </text:span><text:span text:style-name="T4">add[A](...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Example of usage</text:span></text:p>
          </draw:text-box>
        </draw:frame>
        <draw:frame draw:style-name="gr2" draw:text-style-name="P6" draw:layer="layout" svg:width="23.368cm" svg:height="10.205cm" svg:x="2.032cm" svg:y="4.019cm">
          <draw:text-box>
            <text:p text:style-name="P4"><text:span text:style-name="T6">abstract class Option[A]</text:span></text:p>
            <text:p text:style-name="P4"><text:span text:style-name="T6">case class Some[A](value: A) extends Option[A]</text:span></text:p>
            <text:p text:style-name="P4"><text:span text:style-name="T6">case class None[A]() extends Option[A]</text:span></text:p>
            <text:p text:style-name="P4"><text:span text:style-name="T6"/></text:p>
            <text:p text:style-name="P4"><text:span text:style-name="T6">def get[A](o : Option[A]) : A = {</text:span></text:p>
            <text:p text:style-name="P4"><text:span text:style-name="T6"><text:tab/></text:span><text:span text:style-name="T6">o match {</text:span></text:p>
            <text:p text:style-name="P4"><text:span text:style-name="T6"><text:tab/></text:span><text:span text:style-name="T6"><text:tab/></text:span><text:span text:style-name="T6">case Some[A](a) =&gt; a</text:span></text:p>
            <text:p text:style-name="P4"><text:span text:style-name="T6"><text:tab/></text:span><text:span text:style-name="T6"><text:tab/></text:span><text:span text:style-name="T6">case None[A] =&gt; error(“</text:span><text:span text:style-name="T7">The option is empty.</text:span><text:span text:style-name="T6">“)</text:span></text:p>
            <text:p text:style-name="P4"><text:span text:style-name="T6"><text:tab/></text:span><text:span text:style-name="T6">}</text:span></text:p>
            <text:p text:style-name="P4"><text:span text:style-name="T6">}</text:span></text:p>
            <text:p text:style-name="P4"><text:span text:style-name="T6"/></text:p>
            <text:p text:style-name="P5"><text:span text:style-name="T6">val x : String = “foo”;</text:span></text:p>
            <text:p text:style-name="P5"><text:span text:style-name="T6">val o : Option[String] = Some[String](x);</text:span></text:p>
            <text:p text:style-name="P4"><text:span text:style-name="T6">Std.println(get[String](o) ++ “bar”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Changes to the compiler : Lex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/></text:p>
                <text:p text:style-name="P1"><text:span text:style-name="T1"/></text:p>
              </text:list-header>
              <text:list-item>
                <text:p text:style-name="P1"><text:span text:style-name="T1">Recognize tokens for brackets (‘[‘ and ‘]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Changes to the compiler : Pars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Allow the use of parametric <text:span text:style-name="T6">[T]</text:span> for the definitions and types</text:p>
              </text:list-item>
              <text:list-item>
                <text:p text:style-name="P1">Add the types information in the AST</text:p>
                <text:p text:style-name="P1"/>
                <text:p text:style-name="P1"><text:span text:style-name="T8">abstract class List[A]</text:span><text:span text:style-name="T1"> // allowed</text:span></text:p>
                <text:p text:style-name="P1"><text:span text:style-name="T8">abstract class List </text:span><text:span text:style-name="T1">// also allowed</text:span></text:p>
                <text:p text:style-name="P1"><text:span text:style-name="T8">val x[T]</text:span><text:span text:style-name="T1"> // still not allowed</text:span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9">Changes to the compiler : Name analyz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dd information about the parametric types in the </text:span><text:span text:style-name="T3">symbol table</text:span></text:p>
                <text:p/>
                <text:p><text:span text:style-name="T8">abstract class Option[A]</text:span></text:p>
                <text:p><text:span text:style-name="T8">case class None[A]() extends Option[A]</text:span><text:span text:style-name="T1"> // correct</text:span></text:p>
                <text:p><text:span text:style-name="T8">case class None[T]() extends Option[T]</text:span><text:span text:style-name="T1"> <text:s/>// also correct</text:span></text:p>
                <text:p><text:span text:style-name="T8">case class None[Z]() extends Option[W]</text:span><text:span text:style-name="T1"> <text:s/>// incorrect</text:span></text:p>
                <text:p><text:span text:style-name="T1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9">Changes to the compiler : Name analyz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Check that definitions and use are consistent with </text:span><text:span text:style-name="T3">previous definitions</text:span></text:p>
                <text:p text:style-name="P7"/>
                <text:p text:style-name="P7"><text:span text:style-name="T8">abstract type List[A]</text:span></text:p>
                <text:p><text:span text:style-name="T8">def length[A,B](l: List[A,B]): Int = { … }</text:span><text:span text:style-name="T1"> // incorr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9">Changes to the compiler : Type check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Verify that when using the definitions with concrete </text:span><text:span text:style-name="T3">types, the constraints are respected</text:span></text:p>
                <text:p/>
                <text:p><text:span text:style-name="T8">Some[String](“foo”)</text:span><text:span text:style-name="T1"> <text:s/>// correct</text:span></text:p>
                <text:p><text:span text:style-name="T8">Some[String](42)</text:span><text:span text:style-name="T1"> <text:s/>// incorr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4:49:27.175874908</meta:creation-date>
    <dc:date>2018-12-16T15:08:20.132891029</dc:date>
    <meta:editing-duration>PT58M56S</meta:editing-duration>
    <meta:editing-cycles>6</meta:editing-cycles>
    <meta:generator>LibreOffice/5.1.6.2$Linux_X86_64 LibreOffice_project/10m0$Build-2</meta:generator>
    <meta:document-statistic meta:object-count="53"/>
  </office:meta>
</office:document-meta>
</file>